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26.14mm"/>
    </style:style>
    <style:style style:name="co3" style:family="table-column">
      <style:table-column-properties fo:break-before="auto" style:column-width="31.04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18.24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23.14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5.05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fo:border="none" style:vertical-align="middle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33ff99" fo:border="0.06pt solid #000000"/>
    </style:style>
    <style:style style:name="gr1" style:family="graphic">
      <style:graphic-properties svg:stroke-width="0mm" svg:stroke-color="#ff3333" draw:marker-start-width="2mm" draw:marker-end="線の終点_20_1" draw:marker-end-width="2mm" draw:fill-color="#000000" draw:textarea-horizontal-align="center" draw:textarea-vertical-align="middle" fo:padding-top="0mm" fo:padding-bottom="0mm" fo:padding-left="0mm" fo:padding-right="0mm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S16">
        <table:shapes>
          <draw:polyline draw:z-index="0" draw:style-name="gr1" draw:text-style-name="P1" svg:width="60mm" svg:height="7.67mm" svg:x="347.98mm" svg:y="74.55mm" svg:viewBox="0 0 6001 768" draw:points="0,2 6001,0 5996,768">
            <text:p/>
          </draw:polyline>
          <draw:polyline draw:z-index="1" draw:style-name="gr1" draw:text-style-name="P1" svg:width="7.72mm" svg:height="9.3mm" svg:x="204.83mm" svg:y="10.27mm" svg:viewBox="0 0 773 931" draw:points="0,2 773,0 772,931">
            <text:p/>
          </draw:polyline>
          <draw:polyline draw:z-index="2" draw:style-name="gr1" draw:text-style-name="P1" svg:width="12.83mm" svg:height="9.3mm" svg:x="219.19mm" svg:y="16.99mm" svg:viewBox="0 0 1284 931" draw:points="0,2 1284,0 1283,931">
            <text:p/>
          </draw:polyline>
          <draw:polyline draw:z-index="3" draw:style-name="gr1" draw:text-style-name="P1" svg:width="11.99mm" svg:height="9.23mm" svg:x="241.43mm" svg:y="24.68mm" svg:viewBox="0 0 1200 924" draw:points="0,2 1200,0 1198,924">
            <text:p/>
          </draw:polyline>
          <draw:polyline draw:z-index="4" draw:style-name="gr1" draw:text-style-name="P1" svg:width="11mm" svg:height="9.3mm" svg:x="265.32mm" svg:y="31.25mm" svg:viewBox="0 0 1101 931" draw:points="0,2 1101,0 1099,931">
            <text:p/>
          </draw:polyline>
          <draw:polyline draw:z-index="5" draw:style-name="gr1" draw:text-style-name="P1" svg:width="78.01mm" svg:height="24.04mm" svg:x="276.95mm" svg:y="31.26mm" svg:viewBox="0 0 7802 2405" draw:points="0,6 7802,0 7792,2405">
            <text:p/>
          </draw:polyline>
          <draw:polyline draw:z-index="6" draw:style-name="gr1" draw:text-style-name="P1" svg:width="7.72mm" svg:height="9.3mm" svg:x="324.99mm" svg:y="66.61mm" svg:viewBox="0 0 773 931" draw:points="0,2 773,0 772,931">
            <text:p/>
          </draw:polyline>
          <draw:polyline draw:z-index="7" draw:style-name="gr1" draw:text-style-name="P1" svg:width="8.27mm" svg:height="21.75mm" draw:transform="rotate (-3.14159265358979) translate (347.62381233659mm 74.63mm)" svg:viewBox="0 0 828 2176" draw:points="828,4 0,0 1,2176">
            <text:p/>
          </draw:polyline>
          <draw:polyline draw:z-index="8" draw:style-name="gr1" draw:text-style-name="P1" svg:width="7.72mm" svg:height="9.3mm" svg:x="385.42mm" svg:y="88.44mm" svg:viewBox="0 0 773 931" draw:points="0,2 773,0 772,931">
            <text:p/>
          </draw:polyline>
          <draw:polyline draw:z-index="9" draw:style-name="gr1" draw:text-style-name="P1" svg:width="21.83mm" svg:height="8.21mm" draw:transform="rotate (-3.14159265358979) translate (414.730821971475mm 88.53mm)" svg:viewBox="0 0 2184 822" draw:points="2184,2 0,0 2,822">
            <text:p/>
          </draw:polyline>
          <draw:polyline draw:z-index="10" draw:style-name="gr1" draw:text-style-name="P1" svg:width="59.45mm" svg:height="29.04mm" svg:x="355.26mm" svg:y="31.25mm" svg:viewBox="0 0 5946 2905" draw:points="0,6 5946,0 5938,2905">
            <text:p/>
          </draw:polyline>
          <draw:polyline draw:z-index="11" draw:style-name="gr1" draw:text-style-name="P1" svg:width="6.6mm" svg:height="29.04mm" draw:transform="rotate (-3.14159265358979) translate (421.74762095422mm 88.34mm)" svg:viewBox="0 0 661 2905" draw:points="661,6 0,0 0,2905">
            <text:p/>
          </draw:polyline>
          <draw:polyline draw:z-index="12" draw:style-name="gr1" draw:text-style-name="P1" svg:width="11mm" svg:height="15.92mm" svg:x="288.24mm" svg:y="31.25mm" svg:viewBox="0 0 1101 1593" draw:points="0,3 1101,0 1099,1593">
            <text:p/>
          </draw:poly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7"/>
        <table:table-column table:style-name="co5" table:default-cell-style-name="ce9"/>
        <table:table-column table:style-name="co6" table:default-cell-style-name="ce1"/>
        <table:table-column table:style-name="co7" table:number-columns-repeated="2" table:default-cell-style-name="ce4"/>
        <table:table-column table:style-name="co8" table:number-columns-repeated="3" table:default-cell-style-name="ce4"/>
        <table:table-column table:style-name="co9" table:default-cell-style-name="ce4"/>
        <table:table-column table:style-name="co7" table:number-columns-repeated="2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4"/>
        <table:table-column table:style-name="co12" table:default-cell-style-name="ce6"/>
        <table:table-row table:style-name="ro1">
          <table:table-cell table:style-name="ce1" office:value-type="string" calcext:value-type="string">
            <text:p>成果物</text:p>
          </table:table-cell>
          <table:table-cell table:style-name="ce1" office:value-type="string" calcext:value-type="string">
            <text:p>大項目</text:p>
          </table:table-cell>
          <table:table-cell table:style-name="ce1" office:value-type="string" calcext:value-type="string">
            <text:p>オブジェクト名</text:p>
          </table:table-cell>
          <table:table-cell table:style-name="ce1" office:value-type="string" calcext:value-type="string">
            <text:p>プロダクトバックログ (タスク)</text:p>
          </table:table-cell>
          <table:table-cell table:style-name="ce1" office:value-type="string" calcext:value-type="string">
            <text:p>優先度</text:p>
          </table:table-cell>
          <table:table-cell office:value-type="string" calcext:value-type="string">
            <text:p>担当者</text:p>
          </table:table-cell>
          <table:table-cell table:style-name="ce11" office:value-type="string" calcext:value-type="string" table:number-columns-spanned="2" table:number-rows-spanned="1">
            <text:p>スプリント1</text:p>
          </table:table-cell>
          <table:covered-table-cell table:style-name="ce1"/>
          <table:table-cell table:style-name="ce13" office:value-type="string" calcext:value-type="string">
            <text:p>スプリント2</text:p>
          </table:table-cell>
          <table:table-cell table:style-name="ce15" office:value-type="string" calcext:value-type="string" table:number-columns-spanned="2" table:number-rows-spanned="1">
            <text:p>スプリント3</text:p>
          </table:table-cell>
          <table:covered-table-cell table:style-name="ce11"/>
          <table:table-cell table:style-name="ce11" office:value-type="string" calcext:value-type="string">
            <text:p>スプリント4</text:p>
          </table:table-cell>
          <table:table-cell table:style-name="ce13" office:value-type="string" calcext:value-type="string" table:number-columns-spanned="2" table:number-rows-spanned="1">
            <text:p>スプリント5</text:p>
          </table:table-cell>
          <table:covered-table-cell/>
          <table:table-cell table:style-name="ce15" office:value-type="string" calcext:value-type="string">
            <text:p>スプリント6</text:p>
          </table:table-cell>
          <table:table-cell table:style-name="ce11" office:value-type="string" calcext:value-type="string" table:number-columns-spanned="2" table:number-rows-spanned="1">
            <text:p>スプリント7</text:p>
          </table:table-cell>
          <table:covered-table-cell/>
          <table:table-cell table:style-name="ce13" office:value-type="string" calcext:value-type="string">
            <text:p>スプリント8</text:p>
          </table:table-cell>
          <table:table-cell table:style-name="Default"/>
        </table:table-row>
        <table:table-row table:style-name="ro1">
          <table:table-cell table:style-name="ce1" office:value-type="string" calcext:value-type="string" table:number-columns-spanned="1" table:number-rows-spanned="13">
            <text:p>ゲーム</text:p>
          </table:table-cell>
          <table:table-cell table:style-name="ce1" office:value-type="string" calcext:value-type="string" table:number-columns-spanned="1" table:number-rows-spanned="3">
            <text:p>背景</text:p>
          </table:table-cell>
          <table:table-cell table:style-name="ce1" office:value-type="string" calcext:value-type="string" table:number-columns-spanned="1" table:number-rows-spanned="2">
            <text:p>MyWorld</text:p>
          </table:table-cell>
          <table:table-cell office:value-type="string" calcext:value-type="string">
            <text:p>MyWorld を作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 table:style-name="ce12"/>
          <table:table-cell table:number-columns-repeated="12"/>
        </table:table-row>
        <table:table-row table:style-name="ro1">
          <table:covered-table-cell table:number-columns-repeated="3"/>
          <table:table-cell office:value-type="string" calcext:value-type="string">
            <text:p>カメラ調整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自分</text:p>
          </table:table-cell>
          <table:table-cell/>
          <table:table-cell table:style-name="ce12"/>
          <table:table-cell table:number-columns-repeated="11"/>
        </table:table-row>
        <table:table-row table:style-name="ro1">
          <table:covered-table-cell table:number-columns-repeated="2"/>
          <table:table-cell table:style-name="ce1" office:value-type="string" calcext:value-type="string">
            <text:p>BLOCK</text:p>
          </table:table-cell>
          <table:table-cell office:value-type="string" calcext:value-type="string">
            <text:p>BLOCK を作る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自分</text:p>
          </table:table-cell>
          <table:table-cell table:number-columns-repeated="2"/>
          <table:table-cell table:style-name="ce14"/>
          <table:table-cell table:number-columns-repeated="10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5">
            <text:p>プレイヤー</text:p>
          </table:table-cell>
          <table:table-cell table:style-name="ce1" office:value-type="string" calcext:value-type="string" table:number-columns-spanned="1" table:number-rows-spanned="5">
            <text:p>TARO</text:p>
          </table:table-cell>
          <table:table-cell office:value-type="string" calcext:value-type="string">
            <text:p>TARO を作る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3"/>
          <table:table-cell table:style-name="ce16"/>
          <table:table-cell table:number-columns-repeated="9"/>
        </table:table-row>
        <table:table-row table:style-name="ro1">
          <table:covered-table-cell table:number-columns-repeated="3"/>
          <table:table-cell office:value-type="string" calcext:value-type="string">
            <text:p>左右に動かす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自分</text:p>
          </table:table-cell>
          <table:table-cell table:number-columns-repeated="4"/>
          <table:table-cell table:style-name="ce16"/>
          <table:table-cell table:number-columns-repeated="8"/>
        </table:table-row>
        <table:table-row table:style-name="ro1">
          <table:covered-table-cell table:number-columns-repeated="3"/>
          <table:table-cell office:value-type="string" calcext:value-type="string">
            <text:p>ジャンプ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自分</text:p>
          </table:table-cell>
          <table:table-cell table:number-columns-repeated="5"/>
          <table:table-cell table:style-name="ce12"/>
          <table:table-cell table:number-columns-repeated="7"/>
        </table:table-row>
        <table:table-row table:style-name="ro1">
          <table:covered-table-cell table:number-columns-repeated="3"/>
          <table:table-cell office:value-type="string" calcext:value-type="string">
            <text:p>BALL を投げる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自分</text:p>
          </table:table-cell>
          <table:table-cell table:number-columns-repeated="8"/>
          <table:table-cell table:style-name="ce16"/>
          <table:table-cell table:number-columns-repeated="4"/>
        </table:table-row>
        <table:table-row table:style-name="ro1">
          <table:covered-table-cell table:number-columns-repeated="2"/>
          <table:covered-table-cell table:style-name="ce5"/>
          <table:table-cell office:value-type="string" calcext:value-type="string">
            <text:p>OBAKE に触れたか判定してゲームオーバー処理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弾</text:p>
          </table:table-cell>
          <table:table-cell table:style-name="ce5" office:value-type="string" calcext:value-type="string" table:number-columns-spanned="1" table:number-rows-spanned="3">
            <text:p>BALL</text:p>
          </table:table-cell>
          <table:table-cell table:style-name="ce4" office:value-type="string" calcext:value-type="string">
            <text:p>BALL を作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6"/>
          <table:table-cell table:style-name="ce14"/>
          <table:table-cell table:number-columns-repeated="6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自分</text:p>
          </table:table-cell>
          <table:table-cell table:number-columns-repeated="7"/>
          <table:table-cell table:style-name="ce14"/>
          <table:table-cell table:number-columns-repeated="5"/>
        </table:table-row>
        <table:table-row table:style-name="ro1">
          <table:covered-table-cell table:number-columns-repeated="3"/>
          <table:table-cell office:value-type="string" calcext:value-type="string">
            <text:p>OBAKE に触れたか判定してゲームクリア処理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自分</text:p>
          </table:table-cell>
          <table:table-cell table:number-columns-repeated="11"/>
          <table:table-cell table:style-name="ce14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敵</text:p>
          </table:table-cell>
          <table:table-cell table:style-name="ce5" office:value-type="string" calcext:value-type="string" table:number-columns-spanned="1" table:number-rows-spanned="2">
            <text:p>OBAKE</text:p>
          </table:table-cell>
          <table:table-cell office:value-type="string" calcext:value-type="string">
            <text:p>OBAKE を作る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9"/>
          <table:table-cell table:style-name="ce12"/>
          <table:table-cell table:number-columns-repeated="3"/>
        </table:table-row>
        <table:table-row table:style-name="ro1">
          <table:covered-table-cell table:number-columns-repeated="3"/>
          <table:table-cell office:value-type="string" calcext:value-type="string">
            <text:p>動か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自分</text:p>
          </table:table-cell>
          <table:table-cell table:number-columns-repeated="10"/>
          <table:table-cell table:style-name="ce12"/>
          <table:table-cell table:number-columns-repeated="2"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10" table:number-columns-repeated="2"/>
          <table:table-cell table:style-name="ce6" table:number-columns-repeated="10"/>
          <table:table-cell table:style-name="Default"/>
          <table:table-cell table:style-name="ce6"/>
          <table:table-cell/>
        </table:table-row>
        <table:table-row table:style-name="ro1">
          <table:table-cell table:style-name="ce3" table:number-columns-repeated="2"/>
          <table:table-cell table:style-name="ce6"/>
          <table:table-cell table:style-name="ce8"/>
          <table:table-cell table:style-name="ce10" table:number-columns-repeated="2"/>
          <table:table-cell table:style-name="ce6" table:number-columns-repeated="10"/>
          <table:table-cell table:style-name="Default"/>
          <table:table-cell table:style-name="ce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UmePlus P Gothic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Triangle_20_unfilled" draw:display-name="Triangle unfilled" svg:viewBox="0 0 3000 3000" svg:d="M1500 0l1500 3000h-3000zM1500 447l-1176 2353h2353z"/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00/00/00</text:date>, <text:time style:data-style-name="N2" text:time-value="10:15:45.70986315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7:15:04.506409332</meta:creation-date>
    <dc:date>2017-09-08T10:28:00.667356970</dc:date>
    <meta:editing-duration>PT1H32M51S</meta:editing-duration>
    <meta:editing-cycles>27</meta:editing-cycles>
    <meta:generator>LibreOffice/5.1.6.2$Linux_X86_64 LibreOffice_project/10m0$Build-2</meta:generator>
    <meta:document-statistic meta:table-count="1" meta:cell-count="63" meta:object-count="13"/>
  </office:meta>
</office:document-meta>
</file>